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Bitstream Vera Serif" svg:font-family="'Bitstream Vera Serif'"/>
    <style:font-face style:name="StarSymbol" svg:font-family="StarSymbol"/>
    <style:font-face style:name="Tahoma1" svg:font-family="Tahoma"/>
    <style:font-face style:name="Times New Roman1" svg:font-family="'Times New Roman'"/>
    <style:font-face style:name="Bitstream Vera Serif1" svg:font-family="'Bitstream Vera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Table2" style:family="table">
      <style:table-properties style:width="21.22cm" table:align="left" fo:keep-with-next="always" style:writing-mode="lr-tb"/>
    </style:style>
    <style:style style:name="Table2.A" style:family="table-column">
      <style:table-column-properties style:column-width="16.536cm"/>
    </style:style>
    <style:style style:name="Table2.B" style:family="table-column">
      <style:table-column-properties style:column-width="4.683cm"/>
    </style:style>
    <style:style style:name="Table2.A1" style:family="table-cell">
      <style:table-cell-properties fo:padding="0.097cm" fo:border-left="none" fo:border-right="none" fo:border-top="0.035cm solid #000000" fo:border-bottom="0.035cm solid #000000"/>
    </style:style>
    <style:style style:name="Table2.A2" style:family="table-cell">
      <style:table-cell-properties fo:padding="0.097cm" fo:border-left="none" fo:border-right="none" fo:border-top="none" fo:border-bottom="0.035cm solid #000000"/>
    </style:style>
    <style:style style:name="Table4" style:family="table">
      <style:table-properties style:width="21.22cm" table:align="left" fo:keep-with-next="always" style:writing-mode="lr-tb"/>
    </style:style>
    <style:style style:name="Table4.A" style:family="table-column">
      <style:table-column-properties style:column-width="16.563cm"/>
    </style:style>
    <style:style style:name="Table4.B" style:family="table-column">
      <style:table-column-properties style:column-width="4.657cm"/>
    </style:style>
    <style:style style:name="Table4.A1" style:family="table-cell">
      <style:table-cell-properties fo:padding="0.097cm" fo:border-left="none" fo:border-right="none" fo:border-top="0.035cm solid #000000" fo:border-bottom="0.035cm solid #000000"/>
    </style:style>
    <style:style style:name="Table4.A2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582cm" table:align="left" fo:keep-with-next="always" style:writing-mode="lr-tb"/>
    </style:style>
    <style:style style:name="Table1.A" style:family="table-column">
      <style:table-column-properties style:column-width="12.388cm"/>
    </style:style>
    <style:style style:name="Table1.B" style:family="table-column">
      <style:table-column-properties style:column-width="5.195cm"/>
    </style:style>
    <style:style style:name="Table1.A1" style:family="table-cell">
      <style:table-cell-properties fo:padding="0.097cm" fo:border-left="none" fo:border-right="none" fo:border-top="0.035cm solid #000000" fo:border-bottom="0.035cm solid #000000"/>
    </style:style>
    <style:style style:name="Table1.A2" style:family="table-cell">
      <style:table-cell-properties fo:padding="0.097cm" fo:border-left="none" fo:border-right="none" fo:border-top="none" fo:border-bottom="0.035cm solid #000000"/>
    </style:style>
    <style:style style:name="Table3" style:family="table">
      <style:table-properties style:width="17.582cm" table:align="left" fo:keep-with-next="always" style:writing-mode="lr-tb"/>
    </style:style>
    <style:style style:name="Table3.A" style:family="table-column">
      <style:table-column-properties style:column-width="12.388cm"/>
    </style:style>
    <style:style style:name="Table3.B" style:family="table-column">
      <style:table-column-properties style:column-width="5.195cm"/>
    </style:style>
    <style:style style:name="Table3.A1" style:family="table-cell">
      <style:table-cell-properties fo:padding="0.097cm" fo:border-left="none" fo:border-right="none" fo:border-top="0.035cm solid #000000" fo:border-bottom="0.035cm solid #000000"/>
    </style:style>
    <style:style style:name="Table3.A2" style:family="table-cell">
      <style:table-cell-properties fo:padding="0.097cm" fo:border-left="none" fo:border-right="none" fo:border-top="none" fo:border-bottom="0.035cm solid #000000"/>
    </style:style>
    <style:style style:name="Table5" style:family="table">
      <style:table-properties style:width="21.193cm" table:align="left" fo:keep-with-next="always" style:writing-mode="lr-tb"/>
    </style:style>
    <style:style style:name="Table5.A" style:family="table-column">
      <style:table-column-properties style:column-width="16.563cm"/>
    </style:style>
    <style:style style:name="Table5.B" style:family="table-column">
      <style:table-column-properties style:column-width="4.63cm"/>
    </style:style>
    <style:style style:name="Table5.A1" style:family="table-cell">
      <style:table-cell-properties fo:padding="0.097cm" fo:border-left="none" fo:border-right="none" fo:border-top="0.035cm solid #000000" fo:border-bottom="0.035cm solid #000000"/>
    </style:style>
    <style:style style:name="Table5.A2" style:family="table-cell">
      <style:table-cell-properties fo:padding="0.097cm" fo:border-left="none" fo:border-right="none" fo:border-top="none" fo:border-bottom="0.035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Courier New" fo:font-size="14pt" style:font-size-asian="14pt" style:font-name-complex="Times New Roman" style:font-size-complex="14pt" style:language-complex="he" style:country-complex="IL"/>
    </style:style>
    <style:style style:name="P4" style:family="paragraph" style:parent-style-name="Text_20_body">
      <style:text-properties style:font-name="Courier New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name-complex="Times New Roman" style:font-size-complex="14pt" style:language-complex="he" style:country-complex="IL"/>
    </style:style>
    <style:style style:name="P6" style:family="paragraph" style:parent-style-name="Heading_20_1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4pt" fo:background-color="#ffff00" style:font-size-asian="14pt" style:font-name-complex="Times New Roman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normal" fo:background-color="#ff3366" style:font-weight-asian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style:font-name-asian="Lucida Sans Unicode" style:font-size-asian="12pt" style:language-asian="en" style:country-asian="US" style:font-style-asian="normal" style:font-weight-asian="normal" style:font-name-complex="Times New Roman1" style:font-size-complex="14pt" style:language-complex="he" style:country-complex="IL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martPropoPlus</text:h>
      <text:h text:style-name="Heading_20_1" text:outline-level="1">Version 3.3.8</text:h>
      <text:h text:style-name="Heading_20_2" text:outline-level="2">Goal:</text:h>
      <text:p text:style-name="P4">Bug fixes, simplify installation</text:p>
      <text:h text:style-name="Heading_20_2" text:outline-level="2">List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Vista: Support all sample rates </text:p>
          </table:table-cell>
          <table:table-cell table:style-name="Table2.A1" office:value-type="string">
            <text:p text:style-name="P1">Done – Not tested<office:annotation><dc:creator>שאול איזיקוביץ</dc:creator><dc:date>2009-03-01T11:13:36.53</dc:date><text:p text:style-name="P9"><text:span text:style-name="T4">Committed on 23Feb09 Rev. 54</text:span></text:p><text:p text:style-name="P9"><text:span text:style-name="T4">Test for 32K and higher</text:span></text:p></office:annotation></text:p>
          </table:table-cell>
        </table:table-row>
        <table:table-row>
          <table:table-cell table:style-name="Table2.A2" office:value-type="string">
            <text:p text:style-name="P2">Clean memory leaks</text:p>
          </table:table-cell>
          <table:table-cell table:style-name="Table2.A2" office:value-type="string">
            <text:p text:style-name="P1">Done<office:annotation><dc:creator>שאול איזיקוביץ</dc:creator><dc:date>2009-02-18T17:32:58.54</dc:date><text:p text:style-name="P9"><text:span text:style-name="T4">Committed on 18Feb09</text:span></text:p><text:p text:style-name="P9"><text:span text:style-name="T8">Almost</text:span><text:span text:style-name="T4"> all leaks were solved</text:span></text:p><text:p text:style-name="P9"><text:span text:style-name="T4">Make sure to test with Filters </text:span></text:p></office:annotation></text:p>
          </table:table-cell>
        </table:table-row>
        <table:table-row>
          <table:table-cell table:style-name="Table2.A2" office:value-type="string">
            <text:p text:style-name="P2">Unify XP/Vista/Win7 versions</text:p>
          </table:table-cell>
          <table:table-cell table:style-name="Table2.A2" office:value-type="string">
            <text:p text:style-name="P1">Done – Not tested<office:annotation><dc:creator>שאול איזיקוביץ</dc:creator><dc:date>2009-11-22T10:09:22.81</dc:date><text:p text:style-name="P11"><text:span text:style-name="T7">Committed on 22Nov09</text:span></text:p><text:p text:style-name="P11"><text:span text:style-name="T7">Rev 57</text:span></text:p><text:p text:style-name="P11"><text:span text:style-name="T7">Test on XP,Vista &amp; Windows7</text:span></text:p><text:p text:style-name="P11"><text:span text:style-name="T7"/></text:p></office:annotation></text:p>
          </table:table-cell>
        </table:table-row>
        <table:table-row>
          <table:table-cell table:style-name="Table2.A2" office:value-type="string">
            <text:p text:style-name="P2">Support changing sound card cannot work:</text:p>
            <text:p text:style-name="P2">So, disable this option and alert the user if sound card was changed on the fly.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Change version number</text:p>
          </table:table-cell>
          <table:table-cell table:style-name="Table2.A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2">Spelling: Message after 'Audio Report' - “It is on your Des<text:span text:style-name="T3">c</text:span>top”</text:p>
          </table:table-cell>
          <table:table-cell table:style-name="Table2.A2" office:value-type="string">
            <text:p text:style-name="P1">Done<office:annotation><dc:creator>שאול איזיקוביץ</dc:creator><dc:date>2009-11-22T10:32:34.15</dc:date><text:p text:style-name="P10"><text:span text:style-name="T5">Committed on 22Nov09</text:span></text:p><text:p text:style-name="P10"><text:span text:style-name="T6">Rev 60</text:span></text:p></office:annotation></text:p>
          </table:table-cell>
        </table:table-row>
      </table:table>
      <text:h text:style-name="Heading_20_2" text:outline-level="2">Web: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Update 'News'</text:p>
          </table:table-cell>
          <table:table-cell table:style-name="Table4.A1" office:value-type="string">
            <text:p text:style-name="P1"/>
          </table:table-cell>
        </table:table-row>
        <table:table-row>
          <table:table-cell table:style-name="Table4.A2" office:value-type="string">
            <text:p text:style-name="P2">Upload new version + RN</text:p>
          </table:table-cell>
          <table:table-cell table:style-name="Table4.A2" office:value-type="string">
            <text:p text:style-name="P1"/>
          </table:table-cell>
        </table:table-row>
      </table:table>
      <text:h text:style-name="Heading_20_2" text:outline-level="2">Installer: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Prevent installation of generic version unless PPJoy <text:span text:style-name="T2">already</text:span> installed</text:p>
          </table:table-cell>
          <table:table-cell table:style-name="Table5.A1" office:value-type="string">
            <text:p text:style-name="P1"/>
          </table:table-cell>
        </table:table-row>
        <table:table-row>
          <table:table-cell table:style-name="Table5.A2" office:value-type="string">
            <text:p text:style-name="P2">Support Windows 7</text:p>
          </table:table-cell>
          <table:table-cell table:style-name="Table5.A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2">Enable wiping of all registry entries on uninstallation.</text:p>
          </table:table-cell>
          <table:table-cell table:style-name="Table5.A2" office:value-type="string">
            <text:p text:style-name="P1"/>
          </table:table-cell>
        </table:table-row>
      </table:table>
      <text:h text:style-name="Heading_20_1" text:outline-level="1"/>
      <text:h text:style-name="Heading_20_1" text:outline-level="1"/>
      <text:h text:style-name="P7" text:outline-level="1">Version 3.3.7</text:h>
      <text:h text:style-name="Heading_20_2" text:outline-level="2">Goal:</text:h>
      <text:p text:style-name="P3">Add support to Walkera WK-2401 <text:span text:style-name="T1">PPM</text:span></text:p>
      <text:p text:style-name="P3">Fix minor bugs in 3.3.6</text:p>
      <text:h text:style-name="Heading_20_2" text:outline-level="2">List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Add PPM (WK-2401) to list</text:p>
          </table:table-cell>
          <table:table-cell table:style-name="Table1.A1" office:value-type="string">
            <text:p text:style-name="P1">Done</text:p>
          </table:table-cell>
        </table:table-row>
        <table:table-row>
          <table:table-cell table:style-name="Table1.A2" office:value-type="string">
            <text:p text:style-name="P2">Change version number</text:p>
          </table:table-cell>
          <table:table-cell table:style-name="Table1.A2" office:value-type="string">
            <text:p text:style-name="P1">Done</text:p>
          </table:table-cell>
        </table:table-row>
      </table:table>
      <text:p text:style-name="P2"/>
      <text:h text:style-name="Heading_20_2" text:outline-level="2">Web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Update 'News'</text:p>
          </table:table-cell>
          <table:table-cell table:style-name="Table3.A1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Upload new version + RN</text:p>
          </table:table-cell>
          <table:table-cell table:style-name="Table3.A2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Add acknowledges</text:p>
          </table:table-cell>
          <table:table-cell table:style-name="Table3.A2" office:value-type="string">
            <text:p text:style-name="P1">Done</text:p>
          </table:table-cell>
        </table:table-row>
        <table:table-row>
          <table:table-cell table:style-name="Table3.A2" office:value-type="string">
            <text:p text:style-name="P2">Inform forums including Walkera forums</text:p>
          </table:table-cell>
          <table:table-cell table:style-name="Table3.A2" office:value-type="string">
            <text:p text:style-name="P1">Done</text:p>
          </table:table-cell>
        </table:table-row>
      </table:table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erif" svg:font-family="'Bitstream Vera Serif'"/>
    <style:font-face style:name="StarSymbol" svg:font-family="StarSymbol"/>
    <style:font-face style:name="Tahoma1" svg:font-family="Tahoma"/>
    <style:font-face style:name="Times New Roman1" svg:font-family="'Times New Roman'"/>
    <style:font-face style:name="Bitstream Vera Serif1" svg:font-family="'Bitstream Vera Serif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4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en" fo:country="GB" style:font-name-asian="Lucida Sans Unicode" style:font-size-asian="12pt" style:language-asian="en" style:country-asian="US" style:font-name-complex="Times New Roman1" style:font-size-complex="14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imes New Roman1" style:font-size-complex="1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 style:font-size-complex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שאול איזיקוביץ</meta:initial-creator>
    <meta:creation-date>2007-04-16T17:18:15</meta:creation-date>
    <dc:creator>שאול איזיקוביץ</dc:creator>
    <dc:date>2009-11-22T10:32:43.31</dc:date>
    <meta:printed-by>שאול איזיקוביץ</meta:printed-by>
    <meta:print-date>2007-04-16T17:58:25</meta:print-date>
    <meta:editing-cycles>61</meta:editing-cycles>
    <meta:editing-duration>PT220H16M37S</meta:editing-duration>
    <meta:document-statistic meta:table-count="5" meta:image-count="0" meta:object-count="0" meta:page-count="1" meta:paragraph-count="41" meta:word-count="140" meta:character-count="835"/>
    <meta:user-defined meta:name="Info 1"/>
    <meta:user-defined meta:name="Info 2"/>
    <meta:user-defined meta:name="Info 3"/>
    <meta:user-defined meta:name="Info 4"/>
  </office:meta>
</office:document-meta>
</file>